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"/>
    </style:style>
    <style:style style:name="ce107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4" style:family="table-cell" style:parent-style-name="Default">
      <style:text-properties fo:color="#ff4000"/>
    </style:style>
    <style:style style:name="ce91" style:family="table-cell" style:parent-style-name="Default"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110" style:family="table-cell" style:parent-style-name="Default">
      <style:table-cell-properties fo:background-color="transparent"/>
      <style:text-properties fo:color="#8d281e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57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04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" style:family="table-cell" style:parent-style-name="Default">
      <style:text-properties style:font-name="DejaVu Sans Mono1" fo:font-size="9pt" style:font-size-asian="9pt" style:font-size-complex="9pt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32" style:family="table-cell" style:parent-style-name="Default" style:data-style-name="N99">
      <style:map style:condition="cell-content()=1" style:apply-style-name="Bad" style:base-cell-address="'Rough - DCS FA18C'.N2"/>
    </style:style>
    <style:style style:name="ce133" style:family="table-cell" style:parent-style-name="Default">
      <style:map style:condition="cell-content()=0" style:apply-style-name="Bad" style:base-cell-address="'Rough - Elite Dangerous'.B2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3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8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4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24" style:family="table-cell" style:parent-style-name="Default">
      <style:text-properties style:font-name="DejaVu Sans Mono1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map style:condition="cell-content()=0" style:apply-style-name="Bad" style:base-cell-address="'Scratch - Commands'.D3"/>
    </style:style>
    <style:style style:name="ce14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48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9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5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5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7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81.4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51.0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51.0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12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113" table:formula="of:=AND(ISBLANK([.$E126]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115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35.87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41.4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520.66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73.47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75.0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27.8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6" draw:text-style-name="P2" svg:width="101.45pt" svg:height="95.27pt" svg:x="120.67pt" svg:y="4656.5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2" draw:text-style-name="P2" svg:width="82.18pt" svg:height="51pt" svg:x="377.21pt" svg:y="5051.88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202.39pt" svg:height="76.28pt" svg:x="377.21pt" svg:y="5104.66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154.63pt" svg:height="128.86pt" svg:x="377.21pt" svg:y="5132.9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1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3:Commands.M114 Commands.M116:Commands.M117 Commands.M50:Commands.M55 Commands.M119:Commands.M120 Commands.M123:Commands.M123 Commands.M126:Commands.M126 Commands.M128:Commands.M130 Commands.D132:Commands.E134 Commands.M132:Commands.M134 Commands.D136:Commands.E137 Commands.M136:Commands.M137 Commands.D141:Commands.E142 Commands.M141:Commands.M142 Commands.E149:Commands.E149 Commands.D149:Commands.D149 Commands.M149:Commands.M149 Commands.D151:Commands.E151 Commands.M151:Commands.M151 Commands.D153:Commands.E154 Commands.M153:Commands.M154 Commands.D156:Commands.E156 Commands.M156:Commands.M156 Commands.D159:Commands.E161 Commands.M159:Commands.M161 Commands.D169:Commands.E169 Commands.M169:Commands.M169 Commands.D171:Commands.E171 Commands.M171:Commands.M171 Commands.D173:Commands.E173 Commands.M173:Commands.M173 Commands.D175:Commands.E175 Commands.M175:Commands.M175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3:Commands.E114 Commands.D116:Commands.E117 Commands.D50:Commands.E55 Commands.D119:Commands.E120 Commands.D122:Commands.E123 Commands.D126:Commands.E126 Commands.D128:Commands.E130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07:Commands.M107 Commands.D105:Commands.E107 Commands.M109:Commands.M111 Commands.D109:Commands.E111 Commands.M105:Commands.M106 Commands.D29:Commands.E30 Commands.M29:Commands.M30 Commands.M84:Commands.M103 Commands.D84:Commands.E103 Commands.D187:Commands.E187 Commands.M187:Commands.M187 Commands.D189:Commands.E189 Commands.M189:Commands.M189 Commands.D191:Commands.E191 Commands.M191:Commands.M191 Commands.M122:Commands.M122 Commands.D144:Commands.E144 Commands.M144:Commands.M144 Commands.D146:Commands.E146 Commands.M146:Commands.M146 Commands.D139:Commands.E139 Commands.M139:Commands.M139 Commands.E165:Commands.E165 Commands.M165:Commands.M165 Commands.D167:Commands.E167 Commands.M167:Commands.M167 Commands.D182:Commands.E182 Commands.M182:Commands.M182 Commands.D163:Commands.E163 Commands.M163:Commands.M163 Commands.E193:Commands.E201 Commands.M193:Commands.M201 Commands.D184:Commands.E185 Commands.M184:Commands.M185 Commands.M42:Commands.M48 Commands.D42:Commands.E48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91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3" office:value-type="string" calcext:value-type="string">
            <text:p>VR Zoom</text:p>
          </table:table-cell>
          <table:table-cell table:style-name="ce56" office:value-type="string" calcext:value-type="string">
            <text:p>R_ALT z</text:p>
          </table:table-cell>
          <table:table-cell table:style-name="ce57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30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31" table:formula="of:=AND(ISBLANK([.$C6]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2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57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3"/>
          <table:table-cell table:style-name="ce56"/>
          <table:table-cell table:number-columns-repeated="17"/>
        </table:table-row>
        <table:table-row table:style-name="ro4">
          <table:table-cell table:style-name="ce93" office:value-type="string" calcext:value-type="string">
            <text:p>HMD BRT/CW/Increase (aka. ‘cueing’)</text:p>
          </table:table-cell>
          <table:table-cell table:style-name="ce110" office:value-type="string" calcext:value-type="string">
            <text:p>R_ALT h</text:p>
          </table:table-cell>
          <table:table-cell table:style-name="ce57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table:style-name="ce56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58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117" office:value-type="string" calcext:value-type="string">
            <text:p>T16KTR_<text:span text:style-name="T4">TH-X</text:span></text:p>
          </table:table-cell>
          <table:table-cell table:style-name="ce12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117" office:value-type="string" calcext:value-type="string">
            <text:p>T16KTR_<text:span text:style-name="T4">TH-Y</text:span></text:p>
          </table:table-cell>
          <table:table-cell table:style-name="ce12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 table:style-name="ce110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UFC Function Selector Pushbutton – A/P<text:tab/><text:tab/><text:tab/><text:tab/>L_SHIFT a</text:p>
              <text:p text:style-name="P1">UFC Option Select Pushbutton 1<text:tab/><text:tab/><text:tab/><text:tab/><text:tab/>L_SHIFT 1</text:p>
              <text:p text:style-name="P1"/>
            </office:annotation>
            <text:p>macro</text:p>
          </table:table-cell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2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2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2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2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2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5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5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84" office:value-type="string" calcext:value-type="string">
            <text:p>Master ON</text:p>
          </table:table-cell>
          <table:table-cell table:style-name="ce56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5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56" office:value-type="string" calcext:value-type="string">
            <office:annotation draw:style-name="gr12" draw:text-style-name="P2" svg:width="82.18pt" svg:height="51pt" svg:x="373.15pt" svg:y="808.87pt" draw:caption-point-x="-17.29pt" draw:caption-point-y="42.8pt">
              <dc:date>2019-11-06T00:00:00</dc:date>
              <text:p text:style-name="P1">Default conflicts with otherwise unused “RWin [a-z]” keybinds.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Engine Anti-Ice On</text:p>
          </table:table-cell>
          <table:table-cell table:style-name="ce56" office:value-type="string" calcext:value-type="string">
            <text:p>R_CTL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Engine Anti-Ice Off</text:p>
          </table:table-cell>
          <table:table-cell table:style-name="ce110" office:value-type="string" calcext:value-type="string">
            <text:p>R_ALT R_SHIFT g</text:p>
          </table:table-cell>
          <table:table-cell table:style-name="ce1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1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1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3" draw:text-style-name="P2" svg:width="190.12pt" svg:height="84.08pt" svg:x="229.35pt" svg:y="1218.47pt" draw:caption-point-x="-17.29pt" draw:caption-point-y="42.8pt">
              <dc:date>2019-11-05T00:00:00</dc:date>
              <text:p text:style-name="P1">Keybinds intended for automatic data entry.</text:p>
              <text:p text:style-name="P1"/>
              <text:p text:style-name="P1">*) FA18C waypoints.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Waypoint Next</text:p>
          </table:table-cell>
          <table:table-cell table:style-name="ce5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(MDI Button 5)</text:p>
          </table:table-cell>
          <table:table-cell table:style-name="ce5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 1 (POSN)</text:p>
          </table:table-cell>
          <table:table-cell table:style-name="ce5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82.18pt" svg:height="51pt" svg:x="229.35pt" svg:y="1474.47pt" draw:caption-point-x="-17.29pt" draw:caption-point-y="42.8pt">
              <dc:date>2019-11-05T00:00:00</dc:date>
              <text:p text:style-name="P1">Keybinds intended for manual data entry.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3" office:value-type="string" calcext:value-type="string">
            <text:p>UFC Keyboard Pushbuttons</text:p>
          </table:table-cell>
          <table:table-cell table:style-name="ce5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Option Select Pushbuttons</text:p>
          </table:table-cell>
          <table:table-cell table:style-name="ce5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ENT</text:p>
          </table:table-cell>
          <table:table-cell table:style-name="ce5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3" office:value-type="string" calcext:value-type="string">
            <text:p>UFC Keyboard Pushbutton – CLR</text:p>
          </table:table-cell>
          <table:table-cell table:style-name="ce5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5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5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5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5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82.18pt" svg:height="51pt" svg:x="229.35pt" svg:y="1743.28pt" draw:caption-point-x="-17.29pt" draw:caption-point-y="42.8pt">
              <dc:date>2019-11-06T00:00:00</dc:date>
              <text:p text:style-name="P1">Unusual macro support.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4" draw:text-style-name="P2" svg:width="426.19pt" svg:height="184.85pt" svg:x="373.15pt" svg:y="1781.66pt" draw:caption-point-x="-17.29pt" draw:caption-point-y="42.8pt">
              <dc:date>2019-11-06T00:00:00</dc:date>
              <text:p text:style-name="P1">Some default keybinds may interfere with this reservation.</text:p>
              <text:p text:style-name="P1"/>
              <text:p text:style-name="P1">“R_WIN m”<text:tab/><text:tab/>Mirror Toggle<text:tab/><text:tab/><text:tab/><text:tab/><text:tab/><text:tab/><text:tab/>”R_ALT R_CTL m”</text:p>
              <text:p text:style-name="P1">“R_WIN n”<text:tab/><text:tab/>Mirror Toggle<text:tab/><text:tab/><text:tab/><text:tab/><text:tab/><text:tab/><text:tab/>”R_ALT R_CTL n”</text:p>
              <text:p text:style-name="P1"/>
              <text:p text:style-name="P1">“R_WIN w”<text:tab/><text:tab/>Emergency Wheel Brake<text:tab/><text:tab/><text:tab/><text:tab/>”R_ALT R_CTL w”</text:p>
              <text:p text:style-name="P1">“R_WIN c”<text:tab/><text:tab/>Start/Stop/Reset Flight Clock<text:tab/><text:tab/><text:tab/>”R_ALT R_CTL c”</text:p>
              <text:p text:style-name="P1"/>
              <text:p text:style-name="P1"/>
              <text:p text:style-name="P1"/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12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</text:span>R_WIN with at least one of any specified modifier.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12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33" office:value-type="string" calcext:value-type="string">
            <text:p>L_ALT v</text:p>
          </table:table-cell>
          <table:table-cell table:style-name="ce134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9" table:formula="of:=AND(ISBLANK([.$C2]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4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33" office:value-type="string" calcext:value-type="string">
            <text:p>R_ALT v</text:p>
          </table:table-cell>
          <table:table-cell table:style-name="ce134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3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9" table:formula="of:=AND(ISBLANK([.$C3]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3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34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34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34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34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136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124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6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12" draw:text-style-name="P2" svg:width="82.18pt" svg:height="51pt" svg:x="91.19pt" svg:y="968.66pt" draw:caption-point-x="-17.29pt" draw:caption-point-y="42.8pt">
              <dc:date>2019-11-06T00:00:00</dc:date>
              <text:p text:style-name="P1">Unusual macro support.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56" office:value-type="string" calcext:value-type="string">
            <office:annotation draw:style-name="gr14" draw:text-style-name="P2" svg:width="426.19pt" svg:height="184.85pt" svg:x="811.39pt" svg:y="1007.06pt" draw:caption-point-x="-17.29pt" draw:caption-point-y="42.8pt">
              <dc:date>2019-11-06T00:00:00</dc:date>
              <text:p text:style-name="P1">Some default keybinds may interfere with this reservation.</text:p>
              <text:p text:style-name="P1"/>
              <text:p text:style-name="P1">“R_WIN m”<text:tab/><text:tab/>Mirror Toggle<text:tab/><text:tab/><text:tab/><text:tab/><text:tab/><text:tab/><text:tab/>”R_ALT R_CTL m”</text:p>
              <text:p text:style-name="P1">“R_WIN n”<text:tab/><text:tab/>Mirror Toggle<text:tab/><text:tab/><text:tab/><text:tab/><text:tab/><text:tab/><text:tab/>”R_ALT R_CTL n”</text:p>
              <text:p text:style-name="P1"/>
              <text:p text:style-name="P1">“R_WIN w”<text:tab/><text:tab/>Emergency Wheel Brake<text:tab/><text:tab/><text:tab/><text:tab/>”R_ALT R_CTL w”</text:p>
              <text:p text:style-name="P1">“R_WIN c”<text:tab/><text:tab/>Start/Stop/Reset Flight Clock<text:tab/><text:tab/><text:tab/>”R_ALT R_CTL c”</text:p>
              <text:p text:style-name="P1"/>
              <text:p text:style-name="P1"/>
              <text:p text:style-name="P1"/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17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</text:span>R_WIN with at least one of any specified modifier.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4" office:value-type="string" calcext:value-type="string">
            <office:annotation draw:style-name="gr17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048490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1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table:style-name="ce144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44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44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44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44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7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3" office:value-type="string" calcext:value-type="string" table:number-columns-spanned="7" table:number-rows-spanned="1">
            <text:p>Discrepancy</text:p>
          </table:table-cell>
          <table:covered-table-cell table:style-name="ce73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8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50" table:formula="of:=AND(ISBLANK([.$E3]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5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9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9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50" table:formula="of:=AND(ISBLANK([.$E4]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5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9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50" table:formula="of:=AND(ISBLANK([.$E6]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51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9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50" table:formula="of:=AND(ISBLANK([.$E7]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5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9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50" table:formula="of:=AND(ISBLANK([.$E8]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5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9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50" table:formula="of:=AND(ISBLANK([.$E10]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51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9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50" table:formula="of:=AND(ISBLANK([.$E11]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5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9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50" table:formula="of:=AND(ISBLANK([.$E14]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5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9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50" table:formula="of:=AND(ISBLANK([.$E15]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51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9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50" table:formula="of:=AND(ISBLANK([.$E17]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51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9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50" table:formula="of:=AND(ISBLANK([.$E19]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51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9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50" table:formula="of:=AND(ISBLANK([.$E21]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51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9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50" table:formula="of:=AND(ISBLANK([.$E22]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51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9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50" table:formula="of:=AND(ISBLANK([.$E26]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51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46"/>
          <table:table-cell table:style-name="ce147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9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50" table:formula="of:=AND(ISBLANK([.$E28]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51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9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50" table:formula="of:=AND(ISBLANK([.$E34]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51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9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50" table:formula="of:=AND(ISBLANK([.$E35]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51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9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50" table:formula="of:=AND(ISBLANK([.$E36]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51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7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9"/>
          <table:table-cell table:style-name="ce150"/>
          <table:table-cell table:style-name="ce151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46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8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9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50" table:formula="of:=AND(ISBLANK([.$E52]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51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51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7:41:1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6T02:18:42.379000000</dc:date>
    <meta:editing-duration>P7DT13H58M34S</meta:editing-duration>
    <meta:editing-cycles>839</meta:editing-cycles>
    <meta:document-statistic meta:table-count="7" meta:cell-count="2249" meta:object-count="0"/>
  </office:meta>
</office:document-meta>
</file>